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7.75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4.483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666666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666666" fo:font-size="24pt" style:font-size-asian="24pt" style:font-size-complex="24pt"/>
    </style:style>
    <style:style style:name="T4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Microservices</text:span></text:p>
            <text:p><text:span text:style-name="T1"/></text:p>
            <text:p><text:span text:style-name="T2">Mit Spring Cloud und Netflix OSS</text:span></text:p>
          </draw:text-box>
        </draw:frame>
        <draw:frame draw:style-name="gr1" draw:layer="layout" svg:width="6.801cm" svg:height="1.673cm" svg:x="19.4cm" svg:y="18.127cm">
          <draw:text-box>
            <text:p>Thomas Letsch</text:p>
            <text:p>www.thomas-letsch.d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26.2cm" svg:height="18cm" svg:x="1.2cm" svg:y="1.8cm">
          <draw:text-box>
            <text:p text:style-name="P1"/>
            <text:p text:style-name="P1"/>
            <text:p text:style-name="P1"><text:span text:style-name="T3">In short, the microservice </text:span><text:span text:style-name="T4">architectural style</text:span><text:span text:style-name="T3"> is an approach to developing a single application as a </text:span><text:span text:style-name="T4">suite of small services</text:span><text:span text:style-name="T3">, each running in its own process and communicating with lightweight mechanisms, often an HTTP resource API. These services are built around business capabilities and </text:span><text:span text:style-name="T4">independently deployable</text:span><text:span text:style-name="T3"> by fully automated deployment machinery. There is a bare minimum of centralized management of these services, which may be written in </text:span><text:span text:style-name="T4">different programming languages</text:span><text:span text:style-name="T3"> and use </text:span><text:span text:style-name="T4">different data storage technologies</text:span><text:span text:style-name="T3">.</text:span></text:p>
            <text:p text:style-name="P1"><text:span text:style-name="T2"/></text:p>
            <text:p text:style-name="P1"><text:span text:style-name="T2">-- James Lewis and Martin Fow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2 Services</text:p>
          </draw:text-box>
        </draw:frame>
        <draw:custom-shape draw:style-name="gr4" draw:text-style-name="P1" draw:layer="layout" svg:width="7.8cm" svg:height="6.4cm" svg:x="2.8cm" svg:y="10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6.6cm" svg:y="10.6cm">
          <text:p text:style-name="P1">Counter Servic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cm" svg:y="19cm">
          <draw:text-box>
            <text:p text:style-name="P2">Siehe code step1..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Vorteile Microser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Freie Technologiewahl</text:p>
              </text:list-item>
              <text:list-item>
                <text:p>Bessere Verantwortlichkeiten</text:p>
              </text:list-item>
              <text:list-item>
                <text:p>Schnelleres (Einzel-)Deployment</text:p>
              </text:list-item>
              <text:list-item>
                <text:p>Stabilität / Verfügbarkeit</text:p>
              </text:list-item>
              <text:list-item>
                <text:p>Bessere Skalierung, da kleinere Einheiten</text:p>
              </text:list-item>
              <text:list-item>
                <text:p>Einfacher er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Skalierung? → Mehrere Instanzen</text:p>
          </draw:text-box>
        </draw:frame>
        <draw:custom-shape draw:style-name="gr4" draw:text-style-name="P1" draw:layer="layout" svg:width="7.8cm" svg:height="6.4cm" svg:x="2.8cm" svg:y="10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6.6cm" svg:y="10.6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3.6cm" svg:y="10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7.4cm" svg:y="10cm">
          <text:p text:style-name="P1">Counter Servic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01cm" svg:y="19cm">
          <draw:text-box>
            <text:p text:style-name="P2">Siehe code step2..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Access schwierig</text:p>
          </draw:text-box>
        </draw:frame>
        <draw:custom-shape draw:style-name="gr4" draw:text-style-name="P1" draw:layer="layout" svg:width="7.8cm" svg:height="6.4cm" svg:x="2.8cm" svg:y="10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6.6cm" svg:y="10.6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3.6cm" svg:y="10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7.4cm" svg:y="10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9.4cm">
          <text:p text:style-name="P1"/>
        </draw:line>
        <draw:frame draw:style-name="gr1" draw:layer="layout" svg:width="5.176cm" svg:height="0.962cm" svg:x="7.2cm" svg:y="7.4cm">
          <draw:text-box>
            <text:p text:style-name="P1">Welche Instanz?</text:p>
          </draw:text-box>
        </draw:frame>
        <draw:custom-shape draw:style-name="gr4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2cm" svg:y1="13.4cm" svg:x2="16cm" svg:y2="13.4cm">
          <text:p/>
        </draw:line>
        <draw:frame draw:style-name="gr1" draw:layer="layout" svg:width="5.176cm" svg:height="0.962cm" svg:x="11.224cm" svg:y="12.038cm">
          <draw:text-box>
            <text:p text:style-name="P1">Welche Instanz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Edge Server nach Außen</text:p>
          </draw:text-box>
        </draw:frame>
        <draw:custom-shape draw:style-name="gr7" draw:text-style-name="P1" draw:layer="Layout" svg:width="4.4cm" svg:height="2.4cm" svg:x="2.8cm" svg:y="14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6.6cm" svg:y="14.6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8.2cm">
          <text:p/>
        </draw:line>
        <draw:custom-shape draw:style-name="gr7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16.4cm" svg:x2="14.2cm" svg:y2="16.4cm">
          <text:p/>
        </draw:line>
        <draw:frame draw:style-name="gr1" draw:layer="layout" svg:width="5.176cm" svg:height="0.962cm" svg:x="9.424cm" svg:y="15.038cm">
          <draw:text-box>
            <text:p text:style-name="P1">Welche Instanz?</text:p>
          </draw:text-box>
        </draw:frame>
        <draw:custom-shape draw:style-name="gr4" draw:text-style-name="P1" draw:layer="layout" svg:width="4.4cm" svg:height="2.4cm" svg:x="3.2cm" svg:y="14.2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cm" svg:height="2.4cm" svg:x="17cm" svg:y="14.2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6cm" svg:x="4.4cm" svg:y="8.4cm">
          <text:p text:style-name="P1">Edge Server</text:p>
          <text:p text:style-name="P1">(ZUUL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8cm" svg:y1="11.2cm" svg:x2="6cm" svg:y2="13.8cm">
          <text:p/>
        </draw:line>
        <draw:frame draw:style-name="gr8" draw:text-style-name="P1" draw:layer="layout" svg:width="5.176cm" svg:height="0.962cm" svg:x="6.8cm" svg:y="12.2cm">
          <draw:text-box>
            <text:p text:style-name="P1">Welche Instanz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Service Registry für Instanzen</text:p>
          </draw:text-box>
        </draw:frame>
        <draw:custom-shape draw:style-name="gr7" draw:text-style-name="P1" draw:layer="Layout" svg:width="4.4cm" svg:height="2.4cm" svg:x="2.8cm" svg:y="14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6.6cm" svg:y="14.6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8.2cm">
          <text:p/>
        </draw:line>
        <draw:custom-shape draw:style-name="gr7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16.4cm" svg:x2="14.2cm" svg:y2="16.4cm">
          <text:p/>
        </draw:line>
        <draw:custom-shape draw:style-name="gr7" draw:text-style-name="P1" draw:layer="Layout" svg:width="4.4cm" svg:height="2.4cm" svg:x="3.2cm" svg:y="14.2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7cm" svg:y="14.2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8cm" svg:height="2.6cm" svg:x="4.4cm" svg:y="8.4cm">
          <text:p text:style-name="P1">Edge Server</text:p>
          <text:p text:style-name="P1">(Zuul)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01cm" svg:y="19cm">
          <draw:text-box>
            <text:p text:style-name="P2">Siehe code step3...</text:p>
          </draw:text-box>
        </draw:frame>
        <draw:line draw:style-name="gr5" draw:text-style-name="P1" draw:layer="layout" svg:x1="6.8cm" svg:y1="11.2cm" svg:x2="6cm" svg:y2="13.8cm">
          <text:p/>
        </draw:line>
        <draw:line draw:style-name="gr6" draw:text-style-name="P1" draw:layer="layout" svg:x1="6.6cm" svg:y1="11.2cm" svg:x2="4.6cm" svg:y2="13.8cm">
          <text:p/>
        </draw:line>
        <draw:line draw:style-name="gr6" draw:text-style-name="P1" draw:layer="layout" svg:x1="10.4cm" svg:y1="15.2cm" svg:x2="14.2cm" svg:y2="15.2cm">
          <text:p/>
        </draw:line>
        <draw:custom-shape draw:style-name="gr4" draw:text-style-name="P1" draw:layer="layout" svg:width="5.4cm" svg:height="2.6cm" svg:x="12.2cm" svg:y="8.4cm">
          <text:p text:style-name="P1">Service Registry</text:p>
          <text:p text:style-name="P1">(Eureka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9.6cm" svg:x2="11.8cm" svg:y2="9.6cm">
          <text:p/>
        </draw:line>
        <draw:line draw:style-name="gr6" draw:text-style-name="P1" draw:layer="layout" svg:x1="8cm" svg:y1="14.8cm" svg:x2="12.8cm" svg:y2="11.2cm">
          <text:p/>
        </draw:line>
        <draw:line draw:style-name="gr6" draw:text-style-name="P1" draw:layer="layout" svg:x1="19.6cm" svg:y1="13.8cm" svg:x2="16.4cm" svg:y2="11.2cm">
          <text:p/>
        </draw:line>
        <draw:frame draw:style-name="gr1" draw:layer="layout" svg:width="2.259cm" svg:height="0.962cm" svg:x="11.2cm" svg:y="17cm">
          <draw:text-box>
            <text:p>ribbon</text:p>
          </draw:text-box>
        </draw:frame>
        <draw:frame draw:style-name="gr1" draw:layer="layout" svg:width="2.259cm" svg:height="0.962cm" svg:x="6.541cm" svg:y="11.838cm">
          <draw:text-box>
            <text:p>ribb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Hystrix Circuit Breaker</text:p>
          </draw:text-box>
        </draw:frame>
        <draw:custom-shape draw:style-name="gr7" draw:text-style-name="P1" draw:layer="Layout" svg:width="4.4cm" svg:height="2.4cm" svg:x="2.8cm" svg:y="14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6.6cm" svg:y="14.6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8.2cm">
          <text:p/>
        </draw:line>
        <draw:custom-shape draw:style-name="gr7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16.4cm" svg:x2="14.2cm" svg:y2="16.4cm">
          <text:p/>
        </draw:line>
        <draw:custom-shape draw:style-name="gr7" draw:text-style-name="P1" draw:layer="Layout" svg:width="4.4cm" svg:height="2.4cm" svg:x="3.2cm" svg:y="14.2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7cm" svg:y="14.2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8cm" svg:height="2.6cm" svg:x="4.4cm" svg:y="8.4cm">
          <text:p text:style-name="P1">Edge Server</text:p>
          <text:p text:style-name="P1">(Zuul)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01cm" svg:y="19cm">
          <draw:text-box>
            <text:p text:style-name="P2">Siehe code step4...</text:p>
          </draw:text-box>
        </draw:frame>
        <draw:line draw:style-name="gr5" draw:text-style-name="P1" draw:layer="layout" svg:x1="6.8cm" svg:y1="11.2cm" svg:x2="6cm" svg:y2="13.8cm">
          <text:p/>
        </draw:line>
        <draw:line draw:style-name="gr6" draw:text-style-name="P1" draw:layer="layout" svg:x1="6.6cm" svg:y1="11.2cm" svg:x2="4.6cm" svg:y2="13.8cm">
          <text:p/>
        </draw:line>
        <draw:line draw:style-name="gr6" draw:text-style-name="P1" draw:layer="layout" svg:x1="10.4cm" svg:y1="15.2cm" svg:x2="14.2cm" svg:y2="15.2cm">
          <text:p/>
        </draw:line>
        <draw:custom-shape draw:style-name="gr7" draw:text-style-name="P1" draw:layer="Layout" svg:width="5.4cm" svg:height="2.6cm" svg:x="12.2cm" svg:y="8.4cm">
          <text:p text:style-name="P1">Service Registry</text:p>
          <text:p text:style-name="P1">(Eureka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9.6cm" svg:x2="11.8cm" svg:y2="9.6cm">
          <text:p/>
        </draw:line>
        <draw:line draw:style-name="gr6" draw:text-style-name="P1" draw:layer="layout" svg:x1="8cm" svg:y1="14.8cm" svg:x2="12.8cm" svg:y2="11.2cm">
          <text:p/>
        </draw:line>
        <draw:line draw:style-name="gr6" draw:text-style-name="P1" draw:layer="layout" svg:x1="19.6cm" svg:y1="13.8cm" svg:x2="16.4cm" svg:y2="11.2cm">
          <text:p/>
        </draw:line>
        <draw:frame draw:style-name="gr1" draw:layer="layout" svg:width="2.504cm" svg:height="1.673cm" svg:x="11.2cm" svg:y="17cm">
          <draw:text-box>
            <text:p>Ribbon</text:p>
            <text:p>hystrix</text:p>
          </draw:text-box>
        </draw:frame>
        <draw:frame draw:style-name="gr1" draw:layer="layout" svg:width="2.259cm" svg:height="0.962cm" svg:x="6.541cm" svg:y="11.838cm">
          <draw:text-box>
            <text:p>ribbo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Spring Cloud Config</text:p>
          </draw:text-box>
        </draw:frame>
        <draw:custom-shape draw:style-name="gr7" draw:text-style-name="P1" draw:layer="Layout" svg:width="4.4cm" svg:height="2.4cm" svg:x="2.8cm" svg:y="14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6.6cm" svg:y="14.6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8.2cm">
          <text:p/>
        </draw:line>
        <draw:custom-shape draw:style-name="gr7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16.4cm" svg:x2="14.2cm" svg:y2="16.4cm">
          <text:p/>
        </draw:line>
        <draw:custom-shape draw:style-name="gr7" draw:text-style-name="P1" draw:layer="Layout" svg:width="4.4cm" svg:height="2.4cm" svg:x="3.2cm" svg:y="14.2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7cm" svg:y="14.2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8cm" svg:height="2.6cm" svg:x="4.4cm" svg:y="8.4cm">
          <text:p text:style-name="P1">Edge Server</text:p>
          <text:p text:style-name="P1">(Zuul)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01cm" svg:y="19cm">
          <draw:text-box>
            <text:p text:style-name="P2">Siehe code step4...</text:p>
          </draw:text-box>
        </draw:frame>
        <draw:line draw:style-name="gr5" draw:text-style-name="P1" draw:layer="layout" svg:x1="6.8cm" svg:y1="11.2cm" svg:x2="6cm" svg:y2="13.8cm">
          <text:p/>
        </draw:line>
        <draw:line draw:style-name="gr6" draw:text-style-name="P1" draw:layer="layout" svg:x1="6.6cm" svg:y1="11.2cm" svg:x2="4.6cm" svg:y2="13.8cm">
          <text:p/>
        </draw:line>
        <draw:line draw:style-name="gr6" draw:text-style-name="P1" draw:layer="layout" svg:x1="10.4cm" svg:y1="15.2cm" svg:x2="14.2cm" svg:y2="15.2cm">
          <text:p/>
        </draw:line>
        <draw:custom-shape draw:style-name="gr7" draw:text-style-name="P1" draw:layer="Layout" svg:width="5.4cm" svg:height="2.6cm" svg:x="12.2cm" svg:y="8.4cm">
          <text:p text:style-name="P1">Service Registry</text:p>
          <text:p text:style-name="P1">(Eureka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9.6cm" svg:x2="11.8cm" svg:y2="9.6cm">
          <text:p/>
        </draw:line>
        <draw:line draw:style-name="gr6" draw:text-style-name="P1" draw:layer="layout" svg:x1="8cm" svg:y1="14.8cm" svg:x2="12.8cm" svg:y2="11.2cm">
          <text:p/>
        </draw:line>
        <draw:line draw:style-name="gr6" draw:text-style-name="P1" draw:layer="layout" svg:x1="19.6cm" svg:y1="13.8cm" svg:x2="16.4cm" svg:y2="11.2cm">
          <text:p/>
        </draw:line>
        <draw:frame draw:style-name="gr1" draw:layer="layout" svg:width="2.504cm" svg:height="1.673cm" svg:x="11.2cm" svg:y="17cm">
          <draw:text-box>
            <text:p>Ribbon</text:p>
            <text:p>hystrix</text:p>
          </draw:text-box>
        </draw:frame>
        <draw:frame draw:style-name="gr1" draw:layer="layout" svg:width="2.259cm" svg:height="0.962cm" svg:x="6.541cm" svg:y="11.838cm">
          <draw:text-box>
            <text:p>ribbon</text:p>
          </draw:text-box>
        </draw:frame>
        <draw:custom-shape draw:style-name="gr4" draw:text-style-name="P1" draw:layer="layout" svg:width="5.8cm" svg:height="2.6cm" svg:x="20.6cm" svg:y="8.4cm">
          <text:p text:style-name="P1">Spring Config Serv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cm" svg:y1="15.2cm" svg:x2="22.2cm" svg:y2="11.2cm">
          <text:p/>
        </draw:line>
        <draw:line draw:style-name="gr6" draw:text-style-name="P1" draw:layer="layout" svg:x1="21.2cm" svg:y1="14.2cm" svg:x2="22.2cm" svg:y2="11.2cm">
          <text:p/>
        </draw:line>
        <draw:line draw:style-name="gr6" draw:text-style-name="P1" draw:layer="layout" svg:x1="17.6cm" svg:y1="9.6cm" svg:x2="20.6cm" svg:y2="9.6cm">
          <text:p/>
        </draw:line>
        <draw:line draw:style-name="gr6" draw:text-style-name="P1" draw:layer="layout" svg:x1="9.4cm" svg:y1="8.8cm" svg:x2="20.4cm" svg:y2="9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Wird ganz schön komple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Größter Nachteil: Komplexität</text:p>
              </text:list-item>
              <text:list-item>
                <text:p>Viel Infrastruktur</text:p>
              </text:list-item>
              <text:list-item>
                <text:p>Viele Abhängigkeiten</text:p>
              </text:list-item>
              <text:list-item>
                <text:p>Automatisierung ist MUSS</text:p>
              </text:list-item>
              <text:list-item>
                <text:p>Testen und Entwickeln schwieriger</text:p>
              </text:list-item>
              <text:list-item>
                <text:p>Achtung: Conways Law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Wie war das mit SOA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Große Ähnlichkeiten (Services, Silos etc)</text:p>
              </text:list-item>
              <text:list-item>
                <text:p>Ähnliche Probleme:</text:p>
                <text:list>
                  <text:list-item>
                    <text:p>Komplexität</text:p>
                  </text:list-item>
                  <text:list-item>
                    <text:p>Vielzahl Abhängigkeiten</text:p>
                  </text:list-item>
                </text:list>
              </text:list-item>
              <text:list-item>
                <text:p>Ähnliche Lösungen</text:p>
                <text:list>
                  <text:list-item>
                    <text:p>Service Registry</text:p>
                  </text:list-item>
                  <text:list-item>
                    <text:p>Asynchrone Verarbeitung (Service Bus)</text:p>
                  </text:list-item>
                  <text:list-item>
                    <text:p>Service Contr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Testpyramide</text:p>
          </draw:text-box>
        </draw:frame>
        <draw:custom-shape draw:style-name="gr9" draw:text-style-name="P1" draw:layer="layout" svg:width="20.6cm" svg:height="14.8cm" svg:x="3.57cm" svg:y="5.2cm">
          <text:p/>
          <draw:enhanced-geometry svg:viewBox="0 0 21600 21600" draw:glue-points="?f0 0 ?f1 10800 0 21600 10800 21600 21600 21600 ?f7 10800" draw:text-areas="?f1 10800 ?f2 18000 ?f3 7200 ?f4 21600" draw:type="isosceles-triangle" draw:modifiers="10791.0993901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4.97cm" svg:y1="18cm" svg:x2="22.77cm" svg:y2="18cm">
          <text:p/>
        </draw:line>
        <draw:frame draw:style-name="gr11" draw:layer="layout" svg:width="7.4cm" svg:height="0.962cm" svg:x="10.17cm" svg:y="18.6cm">
          <draw:text-box>
            <text:p text:style-name="P1">Unit- und Modultests </text:p>
          </draw:text-box>
        </draw:frame>
        <draw:frame draw:style-name="gr12" draw:layer="layout" svg:width="8.2cm" svg:height="0.962cm" svg:x="9.77cm" svg:y="16.8cm">
          <draw:text-box>
            <text:p text:style-name="P1">Services Tests</text:p>
          </draw:text-box>
        </draw:frame>
        <draw:line draw:style-name="gr10" draw:text-style-name="P1" draw:layer="layout" svg:x1="6.17cm" svg:y1="16.4cm" svg:x2="21.57cm" svg:y2="16.4cm">
          <text:p/>
        </draw:line>
        <draw:frame draw:style-name="gr1" draw:text-style-name="P1" draw:layer="layout" svg:width="8.346cm" svg:height="0.962cm" svg:x="9.697cm" svg:y="14.638cm">
          <draw:text-box>
            <text:p text:style-name="P1">Microservice Interface Tests</text:p>
          </draw:text-box>
        </draw:frame>
        <draw:line draw:style-name="gr10" draw:text-style-name="P1" draw:layer="layout" svg:x1="10.37cm" svg:y1="10.2cm" svg:x2="17.37cm" svg:y2="10.2cm">
          <text:p/>
        </draw:line>
        <draw:line draw:style-name="gr10" draw:text-style-name="P1" draw:layer="layout" svg:x1="7.97cm" svg:y1="13.8cm" svg:x2="19.77cm" svg:y2="13.8cm">
          <text:p/>
        </draw:line>
        <draw:frame draw:style-name="gr1" draw:layer="layout" svg:width="6.513cm" svg:height="0.962cm" svg:x="10.614cm" svg:y="12.8cm">
          <draw:text-box>
            <text:p>Microservice UI Tests</text:p>
          </draw:text-box>
        </draw:frame>
        <draw:line draw:style-name="gr10" draw:text-style-name="P1" draw:layer="layout" svg:x1="8.77cm" svg:y1="12.6cm" svg:x2="18.97cm" svg:y2="12.6cm">
          <text:p/>
        </draw:line>
        <draw:frame draw:style-name="gr1" draw:layer="layout" svg:width="7.893cm" svg:height="0.962cm" svg:x="9.924cm" svg:y="11.038cm">
          <draw:text-box>
            <text:p>Application Interface Tests</text:p>
          </draw:text-box>
        </draw:frame>
        <draw:frame draw:style-name="gr1" draw:layer="layout" svg:width="6.06cm" svg:height="0.962cm" svg:x="10.84cm" svg:y="9.038cm">
          <draw:text-box>
            <text:p>Application UI Tests</text:p>
          </draw:text-box>
        </draw:frame>
        <draw:frame draw:style-name="gr1" draw:layer="layout" svg:width="5.29cm" svg:height="0.962cm" svg:x="17.4cm" svg:y="9.638cm">
          <draw:text-box>
            <text:p>User Acceptance</text:p>
          </draw:text-box>
        </draw:frame>
        <draw:frame draw:style-name="gr1" draw:layer="layout" svg:width="7.86cm" svg:height="0.962cm" svg:x="20.2cm" svg:y="14cm">
          <draw:text-box>
            <text:p>Service Level Agreements</text:p>
          </draw:text-box>
        </draw:frame>
        <draw:line draw:style-name="gr10" draw:text-style-name="P1" draw:layer="layout" svg:x1="12.17cm" svg:y1="7.8cm" svg:x2="15.57cm" svg:y2="7.8cm">
          <text:p/>
        </draw:line>
        <draw:frame draw:style-name="gr1" draw:layer="layout" svg:width="2.475cm" svg:height="1.673cm" svg:x="12.633cm" svg:y="6.327cm">
          <draw:text-box>
            <text:p>Smoke</text:p>
            <text:p>Tests</text:p>
          </draw:text-box>
        </draw:frame>
        <draw:frame draw:style-name="gr1" draw:layer="layout" svg:width="3.872cm" svg:height="0.962cm" svg:x="15.4cm" svg:y="6.4cm">
          <draw:text-box>
            <text:p>Deploy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a xlink:href="http://martinfowler.com/microservices/" xlink:type="simple">http://martinfowler.com/microservices/</text:a></text:p>
              </text:list-item>
              <text:list-item>
                <text:p><text:a xlink:href="https://de.wikipedia.org/wiki/Microservices" xlink:type="simple">https://de.wikipedia.org/wiki/Microservices</text:a></text:p>
              </text:list-item>
              <text:list-item>
                <text:p><text:a xlink:href="http://www.thomas-letsch.de/blog/" xlink:type="simple">http://www.thomas-letsch.de/blog/</text:a></text:p>
              </text:list-item>
              <text:list-item>
                <text:p><text:a xlink:href="http://projects.spring.io/spring-cloud/" xlink:type="simple">http://projects.spring.io/spring-cloud/</text:a></text:p>
              </text:list-item>
              <text:list-item>
                <text:p><text:a xlink:href="https://netflix.github.io/" xlink:type="simple">https://netflix.github.io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0:27:08.650764871</meta:creation-date>
    <dc:date>2016-04-15T10:33:58.599822357</dc:date>
    <meta:editing-duration>P8DT23H46M3S</meta:editing-duration>
    <meta:editing-cycles>15</meta:editing-cycles>
    <meta:generator>LibreOffice/4.2.8.2$Linux_X86_64 LibreOffice_project/420m0$Build-2</meta:generator>
    <meta:document-statistic meta:object-count="172"/>
  </office:meta>
</office:document-meta>
</file>